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6pt" style:text-underline-style="none" officeooo:rsid="005b069d" officeooo:paragraph-rsid="005b069d" style:font-size-asian="16pt" style:font-size-complex="16pt"/>
    </style:style>
    <style:style style:name="P2" style:family="paragraph" style:parent-style-name="Standard">
      <style:text-properties style:font-name="Calibri" fo:font-size="16pt" style:text-underline-style="none" officeooo:rsid="005b069d" officeooo:paragraph-rsid="0069e2ff" style:font-size-asian="16pt" style:font-size-complex="16pt"/>
    </style:style>
    <style:style style:name="P3" style:family="paragraph" style:parent-style-name="Standard">
      <style:text-properties style:font-name="Calibri" fo:font-size="16pt" style:text-underline-style="none" officeooo:rsid="006175d3" officeooo:paragraph-rsid="006175d3" style:font-size-asian="16pt" style:font-size-complex="16pt"/>
    </style:style>
    <style:style style:name="P4" style:family="paragraph" style:parent-style-name="Standard">
      <style:text-properties style:font-name="Calibri" fo:font-size="16pt" style:text-underline-style="none" officeooo:rsid="0062b327" officeooo:paragraph-rsid="0062b327" style:font-size-asian="16pt" style:font-size-complex="16pt"/>
    </style:style>
    <style:style style:name="P5" style:family="paragraph" style:parent-style-name="Standard">
      <style:text-properties style:font-name="Calibri" fo:font-size="16pt" style:text-underline-style="none" officeooo:rsid="007243e1" officeooo:paragraph-rsid="0071c7b6" style:font-size-asian="16pt" style:font-size-complex="16pt"/>
    </style:style>
    <style:style style:name="P6" style:family="paragraph" style:parent-style-name="Standard">
      <style:text-properties style:font-name="Calibri" fo:font-size="16pt" style:text-underline-style="none" officeooo:rsid="007a2f47" officeooo:paragraph-rsid="0079803c" style:font-size-asian="16pt" style:font-size-complex="16pt"/>
    </style:style>
    <style:style style:name="P7" style:family="paragraph" style:parent-style-name="Standard">
      <style:text-properties style:font-name="Calibri" fo:font-size="16pt" style:text-underline-style="none" officeooo:rsid="007ae668" officeooo:paragraph-rsid="007ae668" style:font-size-asian="16pt" style:font-size-complex="16pt"/>
    </style:style>
    <style:style style:name="P8" style:family="paragraph" style:parent-style-name="Standard">
      <style:text-properties style:font-name="Calibri" fo:font-size="16pt" style:text-underline-style="none" officeooo:rsid="007d4db8" officeooo:paragraph-rsid="007d4db8" style:font-size-asian="16pt" style:font-size-complex="16pt"/>
    </style:style>
    <style:style style:name="P9" style:family="paragraph" style:parent-style-name="Standard">
      <style:text-properties style:font-name="Calibri" fo:font-size="14pt" style:text-underline-style="none" fo:font-weight="normal" officeooo:rsid="001e7908" officeooo:paragraph-rsid="0053b96d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53b96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68166f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Calibri" fo:font-size="16pt" style:text-underline-style="none" fo:font-weight="normal" officeooo:rsid="00a4d70e" officeooo:paragraph-rsid="006de6e4" style:font-size-asian="16pt" style:font-weight-asian="normal" style:font-size-complex="16pt" style:font-weight-complex="normal"/>
    </style:style>
    <style:style style:name="P13" style:family="paragraph" style:parent-style-name="Title">
      <style:text-properties fo:color="#3465a4" loext:opacity="100%" style:font-name="Calibri" style:text-underline-style="solid" style:text-underline-width="auto" style:text-underline-color="font-color" officeooo:rsid="00864983" officeooo:paragraph-rsid="0053b96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Calibri" fo:font-size="12pt" fo:font-weight="normal" officeooo:rsid="00abd2c9" officeooo:paragraph-rsid="0080df2c" style:font-size-asian="12.6000003814697pt" style:font-weight-asian="normal" style:font-size-complex="14.3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alibri" fo:font-size="12pt" fo:font-weight="normal" officeooo:rsid="0073424f" officeooo:paragraph-rsid="0080df2c" style:font-size-asian="12.6000003814697pt" style:font-weight-asian="normal" style:font-size-complex="14.3999996185303pt" style:font-weight-complex="normal"/>
    </style:style>
    <style:style style:name="T1" style:family="text">
      <style:text-properties fo:font-size="28pt" fo:font-weight="bold" officeooo:rsid="00576e4b" style:font-name-asian="Noto Sans CJK SC" style:font-size-asian="28pt" style:font-weight-asian="bold" style:font-name-complex="Lohit Devanagari" style:font-size-complex="28pt" style:font-weight-complex="bold"/>
    </style:style>
    <style:style style:name="T2" style:family="text">
      <style:text-properties officeooo:rsid="005c2070"/>
    </style:style>
    <style:style style:name="T3" style:family="text">
      <style:text-properties officeooo:rsid="0063f612"/>
    </style:style>
    <style:style style:name="T4" style:family="text">
      <style:text-properties officeooo:rsid="00653909"/>
    </style:style>
    <style:style style:name="T5" style:family="text"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ff0000" loext:opacity="100%" style:text-underline-style="solid" style:text-underline-width="auto" style:text-underline-color="font-color" fo:font-weight="bold" officeooo:rsid="0063f612" style:font-weight-asian="bold" style:font-weight-complex="bold"/>
    </style:style>
    <style:style style:name="T7" style:family="text">
      <style:text-properties fo:color="#ff0000" loext:opacity="100%" style:font-name="Calibri" fo:font-size="16pt" style:text-underline-style="solid" style:text-underline-width="auto" style:text-underline-color="font-color" fo:font-weight="bold" officeooo:rsid="0062b327" style:font-size-asian="16pt" style:font-weight-asian="bold" style:font-size-complex="16pt" style:font-weight-complex="bold"/>
    </style:style>
    <style:style style:name="T8" style:family="text">
      <style:text-properties fo:color="#ff0000" loext:opacity="100%" fo:font-size="16pt" style:text-underline-style="solid" style:text-underline-width="auto" style:text-underline-color="font-color" fo:font-weight="bold" officeooo:rsid="0062b327" style:font-size-asian="16pt" style:font-weight-asian="bold" style:font-size-complex="16pt" style:font-weight-complex="bold"/>
    </style:style>
    <style:style style:name="T9" style:family="text">
      <style:text-properties officeooo:rsid="0069e2ff"/>
    </style:style>
    <style:style style:name="T10" style:family="text">
      <style:text-properties officeooo:rsid="006c127e"/>
    </style:style>
    <style:style style:name="T11" style:family="text">
      <style:text-properties officeooo:rsid="006d3fc7"/>
    </style:style>
    <style:style style:name="T12" style:family="text">
      <style:text-properties style:font-name="Calibri" fo:font-size="16pt" style:text-underline-style="none" officeooo:rsid="0071c7b6" style:font-size-asian="16pt" style:font-size-complex="16pt"/>
    </style:style>
    <style:style style:name="T13" style:family="text">
      <style:text-properties style:font-name="Calibri" fo:font-size="16pt" style:text-underline-style="none" officeooo:rsid="007243e1" style:font-size-asian="16pt" style:font-size-complex="16pt"/>
    </style:style>
    <style:style style:name="T14" style:family="text">
      <style:text-properties style:font-name="Calibri" fo:font-size="16pt" style:text-underline-style="none" officeooo:rsid="0073c84b" style:font-size-asian="16pt" style:font-size-complex="16pt"/>
    </style:style>
    <style:style style:name="T15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7c938" style:font-size-asian="18pt" style:font-weight-asian="bold" style:font-size-complex="18pt" style:font-weight-complex="bold"/>
    </style:style>
    <style:style style:name="T16" style:family="text">
      <style:text-properties officeooo:rsid="007b6c06"/>
    </style:style>
    <style:style style:name="T17" style:family="text">
      <style:text-properties officeooo:rsid="007ddae4"/>
    </style:style>
    <style:style style:name="T18" style:family="text">
      <style:text-properties fo:font-size="16pt" style:text-underline-style="none" officeooo:rsid="007243e1" style:font-size-asian="16pt" style:font-size-complex="16pt"/>
    </style:style>
    <style:style style:name="T19" style:family="text">
      <style:text-properties fo:font-size="16pt" style:text-underline-style="none" officeooo:rsid="0071c7b6" style:font-size-asian="16pt" style:font-size-complex="16pt"/>
    </style:style>
    <style:style style:name="T20" style:family="text">
      <style:text-properties fo:font-size="16pt" style:text-underline-style="none" officeooo:rsid="0073c84b" style:font-size-asian="16pt" style:font-size-complex="16pt"/>
    </style:style>
    <style:style style:name="T21" style:family="text">
      <style:text-properties fo:font-size="16pt" style:text-underline-style="none" officeooo:rsid="00812204" style:font-size-asian="16pt" style:font-size-complex="16pt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Le</text:span> cours</text:p>
      <text:p text:style-name="P10"/>
      <text:p text:style-name="P10">Activité <text:s/><text:sequence text:ref-name="refDrawing0" text:name="Drawing" text:formula="ooow:Drawing+1" style:num-format="1">1</text:sequence> :</text:p>
      <text:p text:style-name="P1"/>
      <text:p text:style-name="P4">Définitions :</text:p>
      <text:p text:style-name="P4">- <text:span text:style-name="T6">A</text:span><text:span text:style-name="T5">mas galactique </text:span>: Ensemble de galaxies liées ensemble.</text:p>
      <text:p text:style-name="P4">- <text:span text:style-name="T6">Satellite </text:span><text:span text:style-name="T3">: </text:span><text:span text:style-name="T4">objet en orbite autour d'une planète.</text:span></text:p>
      <text:p text:style-name="P3"/>
      <text:p text:style-name="P3"/>
      <text:p text:style-name="P1">L'homme est sur <text:span text:style-name="T2">la planète </text:span>Terre, <text:span text:style-name="T2">qui </text:span>est dans <text:span text:style-name="T2">un système planétaire : </text:span>le Système Solaire, <text:span text:style-name="T2">qui est dans une galaxie : La voie Lactée, qui est dans un amas de galaxie qui est dans l'Univers observable.</text:span></text:p>
      <text:p text:style-name="P9"/>
      <text:p text:style-name="P9"/>
      <text:p text:style-name="P11">Activité <text:sequence text:ref-name="refDrawing1" text:name="Drawing" text:formula="ooow:Drawing+1" style:num-format="1">2</text:sequence><text:s/>:</text:p>
      <text:p text:style-name="P2">L<text:span text:style-name="T9">a science est </text:span><text:span text:style-name="T10">parfois </text:span><text:span text:style-name="T9">lente et hasardeuse, les succès d'aujourd'hui pren</text:span><text:span text:style-name="T11">nent</text:span><text:span text:style-name="T9"> leurs racines dans les géniales erreurs du passé.</text:span></text:p>
      <text:p text:style-name="P12">+ phrases bilans des groupes</text:p>
      <text:p text:style-name="P11"/>
      <text:p text:style-name="P11">Activité <text:s/><text:sequence text:ref-name="refDrawing2" text:name="Drawing" text:formula="ooow:Drawing+1" style:num-format="1">3</text:sequence><text:s/>:</text:p>
      <text:p text:style-name="P15"><text:span text:style-name="T19">Les objets dans l'univers ont différentes tailles et sont à différentes distances parfois conséquentes. Pour pouvoir </text:span><text:span text:style-name="T20">les comparer et les comprendre</text:span><text:span text:style-name="T19">, il faut les sous forme de </text:span><text:span text:style-name="T8">notation scientifique</text:span><text:span text:style-name="T19">. </text:span><text:span text:style-name="T18">Il faut parfois exprimer ces distances en années-lumière <text:s text:c="3"/>(noté al) : La distance parcourue par la lumière en un an.</text:span></text:p>
      <text:p text:style-name="P14"><text:span text:style-name="T18">La vitesse, le temps </text:span><text:span text:style-name="T21">de parcours</text:span><text:span text:style-name="T18"> et la distance </text:span><text:span text:style-name="T21">parcourue </text:span><text:span text:style-name="T18">d'un objet sont reliés, quand on connaît deux des trois on peut toujours déterminer le dernier à l'aide de cette formule :</text:span><text:span text:style-name="T18"><draw:frame draw:style-name="fr1" draw:name="Object1" text:anchor-type="as-char" svg:y="-0.619cm" svg:width="1.104cm" svg:height="0.99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8">.</text:span></text:p>
      <text:p text:style-name="P5"/>
      <text:p text:style-name="Standard"><text:span text:style-name="T15">Activité <text:s/></text:span><text:span text:style-name="T15"><text:sequence text:ref-name="refDrawing3" text:name="Drawing" text:formula="ooow:Drawing+1" style:num-format="1">4</text:sequence></text:span><text:span text:style-name="T15"><text:s/>:</text:span></text:p>
      <text:p text:style-name="P6"/>
      <text:p text:style-name="P6">Au cours du temps, l'humanité à développé des moyens pour se repérer sur Terre et dans l'espace. <text:span text:style-name="T16">S</text:span>ur Terre, Il faut connaître deux angles, la latitude et la longitude.</text:p>
      <text:p text:style-name="P7">Déterminer ces angles depuis la surface de la Terre n'est pas évident car on manque de recul. Aujourd'hui on utilise le Système de Positionnement Global (GPS).</text:p>
      <text:p text:style-name="P8">Dans l'espace il est possible de déterminer <text:span text:style-name="T17">les distances et les vitesses de différents astr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2M55S</meta:editing-duration>
    <meta:editing-cycles>34</meta:editing-cycles>
    <meta:generator>LibreOffice/7.0.4.2$Linux_X86_64 LibreOffice_project/00$Build-2</meta:generator>
    <meta:creation-date>2021-03-22T11:32:10.256620424</meta:creation-date>
    <meta:initial-creator>J Cercy</meta:initial-creator>
    <dc:date>2021-05-07T00:43:14.550627847</dc:date>
    <dc:creator>J Cercy</dc:creator>
    <meta:document-statistic meta:table-count="0" meta:image-count="0" meta:object-count="1" meta:page-count="1" meta:paragraph-count="16" meta:word-count="246" meta:character-count="1452" meta:non-whitespace-character-count="1216"/>
  </office:meta>
</office:document-meta>
</file>

<file path=Object 1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v = d over t</annotation>
  </semantics>
</math>
</file>